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0771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3792in"/>
    </style:style>
    <style:style style:name="STUDENTS.E" style:family="table-column">
      <style:table-column-properties style:column-width="0.4451in"/>
    </style:style>
    <style:style style:name="STUDENTS.S" style:family="table-column">
      <style:table-column-properties style:column-width="0.3708in"/>
    </style:style>
    <style:style style:name="STUDENTS.T" style:family="table-column">
      <style:table-column-properties style:column-width="0.7194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T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T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T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T10" style:family="text">
      <style:text-properties fo:language="en" fo:country="US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4"/>
        <table:table-column table:style-name="STUDENTS.S"/>
        <table:table-column table:style-name="STUDENTS.T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5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T1" office:value-type="string">
              <text:p text:style-name="P19"><text:bookmark text:name="docs-internal-guid-8069d387-805b-7747-4498-82add727b2e2"/>I<text:span text:style-name="T11">TEC</text:span></text:p>
              <text:p text:style-name="P26"><text:span text:style-name="T5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8">[EXERCISE_8]</text:p>
            </table:table-cell>
            <table:table-cell table:style-name="STUDENTS.E2" table:number-rows-spanned="2" office:value-type="string">
              <text:p text:style-name="P8">[EXERCISE_9]</text:p>
            </table:table-cell>
            <table:table-cell table:style-name="STUDENTS.E2" table:number-rows-spanned="2" office:value-type="string">
              <text:p text:style-name="P8">[EXERCISE_10]</text:p>
            </table:table-cell>
            <table:table-cell table:style-name="STUDENTS.E2" table:number-rows-spanned="2" office:value-type="string">
              <text:p text:style-name="P8">[EXERCISE_11]</text:p>
            </table:table-cell>
            <table:table-cell table:style-name="STUDENTS.E2" table:number-rows-spanned="2" office:value-type="string">
              <text:p text:style-name="P8">[EXERCISE_12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T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8_MAX]</text:p>
            </table:table-cell>
            <table:table-cell table:style-name="STUDENTS.E2" office:value-type="string">
              <text:p text:style-name="P9">[EXERCISE_9_MAX]</text:p>
            </table:table-cell>
            <table:table-cell table:style-name="STUDENTS.E2" office:value-type="string">
              <text:p text:style-name="P9">[EXERCISE_10_MAX]</text:p>
            </table:table-cell>
            <table:table-cell table:style-name="STUDENTS.E2" office:value-type="string">
              <text:p text:style-name="P9">[EXERCISE_11_MAX]</text:p>
            </table:table-cell>
            <table:table-cell table:style-name="STUDENTS.E2" office:value-type="string">
              <text:p text:style-name="P9">[EXERCISE_12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T4" office:value-type="string">
              <text:p text:style-name="P3"><text:bookmark text:name="docs-internal-guid-8069d387-8060-1ae5-68ae-b6bcb1fd3601"/><text:span text:style-name="T4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8_MARK]</text:p>
          </table:table-cell>
          <table:table-cell table:style-name="STUDENTS.E2" office:value-type="string">
            <text:p text:style-name="P10">[EXERCISE_9_MARK]</text:p>
          </table:table-cell>
          <table:table-cell table:style-name="STUDENTS.E2" office:value-type="string">
            <text:p text:style-name="P10">[EXERCISE_10_MARK]</text:p>
          </table:table-cell>
          <table:table-cell table:style-name="STUDENTS.E2" office:value-type="string">
            <text:p text:style-name="P10">[EXERCISE_11_MARK]</text:p>
          </table:table-cell>
          <table:table-cell table:style-name="STUDENTS.E2" office:value-type="string">
            <text:p text:style-name="P10">[EXERCISE_12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T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16:36.238130498</dc:date>
    <meta:editing-duration>PT9H54M20S</meta:editing-duration>
    <meta:editing-cycles>41</meta:editing-cycles>
    <meta:generator>LibreOffice/6.0.6.2$Linux_X86_64 LibreOffice_project/00m0$Build-2</meta:generator>
    <meta:document-statistic meta:table-count="1" meta:image-count="1" meta:object-count="0" meta:page-count="1" meta:paragraph-count="66" meta:word-count="101" meta:character-count="1024" meta:non-whitespace-character-count="981"/>
  </office:meta>
</office:document-meta>
</file>